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</office:font-face-decls>
  <office:automatic-styles>
    <style:style style:name="P1" style:family="paragraph" style:parent-style-name="Standard">
      <style:text-properties fo:color="#008013" loext:opacity="100%"/>
    </style:style>
    <style:style style:name="P2" style:family="paragraph" style:parent-style-name="Standard">
      <style:text-properties fo:color="#0e00ff" loext:opacity="100%"/>
    </style:style>
    <style:style style:name="P3" style:family="paragraph" style:parent-style-name="Standard">
      <style:text-properties fo:color="#0e00ff" loext:opacity="100%" officeooo:rsid="001941a4" officeooo:paragraph-rsid="001941a4"/>
    </style:style>
    <style:style style:name="P4" style:family="paragraph" style:parent-style-name="Standard">
      <style:text-properties fo:color="#0e00ff" loext:opacity="100%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color="#0e00ff" loext:opacity="100%" style:text-underline-style="solid" style:text-underline-width="auto" style:text-underline-color="font-color" fo:font-weight="bold" officeooo:rsid="001941a4" officeooo:paragraph-rsid="001941a4" style:font-weight-asian="bold" style:font-weight-complex="bold"/>
    </style:style>
    <style:style style:name="P6" style:family="paragraph" style:parent-style-name="Standard">
      <style:text-properties officeooo:paragraph-rsid="001941a4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1941a4" style:font-weight-asian="bold" style:font-weight-complex="bold"/>
    </style:style>
    <style:style style:name="T1" style:family="text">
      <style:text-properties fo:color="#a709f5" loext:opacity="100%"/>
    </style:style>
    <style:style style:name="T2" style:family="text">
      <style:text-properties fo:color="#008013" loext:opacity="100%"/>
    </style:style>
    <style:style style:name="T3" style:family="text">
      <style:text-properties fo:color="#0e00ff" loext:opacity="100%"/>
    </style:style>
    <style:style style:name="T4" style:family="text">
      <style:text-properties officeooo:rsid="001941a4"/>
    </style:style>
    <style:style style:name="T5" style:family="text">
      <style:text-properties fo:font-variant="normal" fo:text-transform="none" style:font-name="Roboto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Matlab Script:</text:span></text:p>
      <text:p text:style-name="P7"/>
      <text:p text:style-name="P7"/>
      <text:p text:style-name="P6">inputFolder = <text:span text:style-name="T1">'/MATLAB Drive/kent-mango'</text:span>; <text:span text:style-name="T2">% Change to your input folder</text:span></text:p>
      <text:p text:style-name="Standard">outputFolder = <text:span text:style-name="T1">'/MATLAB Drive/Soil'</text:span>; <text:span text:style-name="T2">% Change to your output folder</text:span></text:p>
      <text:p text:style-name="Standard">outputSize = [256, 256]; <text:span text:style-name="T2">% Resize to 256x256 (can be changed)</text:span></text:p>
      <text:p text:style-name="P1">% Resize to 256x256 (can be changed)</text:p>
      <text:p text:style-name="P1">% Create output folder if it doesn't exist</text:p>
      <text:p text:style-name="Standard"><text:span text:style-name="T3">if </text:span>~exist(outputFolder, <text:span text:style-name="T1">'dir'</text:span>)</text:p>
      <text:p text:style-name="Standard">mkdir(outputFolder);</text:p>
      <text:p text:style-name="P2">end</text:p>
      <text:p text:style-name="P1">% Get list of all image files in the input folder</text:p>
      <text:p text:style-name="Standard">imageFiles = dir(fullfile(inputFolder, <text:span text:style-name="T1">'*.*'</text:span>));</text:p>
      <text:p text:style-name="Standard">validExtensions = {<text:span text:style-name="T1">'.jpg'</text:span>, <text:span text:style-name="T1">'.jpeg'</text:span>, <text:span text:style-name="T1">'.png'</text:span>, <text:span text:style-name="T1">'.bmp'</text:span>, <text:span text:style-name="T1">'.tif'</text:span>, <text:span text:style-name="T1">'.tiff'</text:span>};</text:p>
      <text:p text:style-name="P1">% Loop through each image file</text:p>
      <text:p text:style-name="Standard"><text:span text:style-name="T3">for </text:span>i = 1:length(imageFiles)</text:p>
      <text:p text:style-name="Standard">[~, ~, ext] = fileparts(imageFiles(i).name);</text:p>
      <text:p text:style-name="P1">% Check if file has a valid image extension</text:p>
      <text:p text:style-name="Standard"><text:span text:style-name="T3">if </text:span>ismember(lower(ext), validExtensions)</text:p>
      <text:p text:style-name="P1">% Read the image</text:p>
      <text:p text:style-name="Standard">imgPath = fullfile(inputFolder, imageFiles(i).name);</text:p>
      <text:p text:style-name="Standard">img = imread(imgPath);</text:p>
      <text:p text:style-name="P1">% Resize image to target size</text:p>
      <text:p text:style-name="Standard">img = imresize(img, outputSize);</text:p>
      <text:p text:style-name="P1">% Histogram Equalization</text:p>
      <text:p text:style-name="Standard"><text:span text:style-name="T3">if </text:span>size(img, 3) == 1</text:p>
      <text:p text:style-name="P1">% Grayscale image</text:p>
      <text:p text:style-name="Standard">imgEq = histeq(img);</text:p>
      <text:p text:style-name="P2">else</text:p>
      <text:p text:style-name="P1">% RGB image - apply histeq on each channel</text:p>
      <text:p text:style-name="Standard">imgEq = img; <text:span text:style-name="T2">% initialize</text:span></text:p>
      <text:p text:style-name="Standard"><text:span text:style-name="T3">for </text:span>c = 1:3</text:p>
      <text:p text:style-name="Standard">imgEq(:, :, c) = histeq(img(:, :, c));</text:p>
      <text:p text:style-name="P2">end</text:p>
      <text:p text:style-name="P2">end</text:p>
      <text:p text:style-name="P1">% Save the equalized and resized image</text:p>
      <text:p text:style-name="Standard">outputPath = fullfile(outputFolder, imageFiles(i).name);</text:p>
      <text:p text:style-name="Standard">imwrite(imgEq, outputPath);</text:p>
      <text:p text:style-name="Standard">fprintf(<text:span text:style-name="T1">'Processed and saved: %s\n'</text:span>, imageFiles(i).name);</text:p>
      <text:p text:style-name="P2">end</text:p>
      <text:p text:style-name="P2">end</text:p>
      <text:p text:style-name="P2"/>
      <text:p text:style-name="P4"/>
      <text:p text:style-name="P5">Matlab APP:</text:p>
      <text:p text:style-name="P3">Browse Image</text:p>
      <text:p text:style-name="P3"/>
      <text:p text:style-name="P3"><text:span text:style-name="T5">function BrowseImageButtonPushed(app, event)</text:span><text:line-break/><text:span text:style-name="T5">global I;</text:span><text:line-break/><text:span text:style-name="T5">[filename,filepath]=uigetfile({'*.*;*.jpg;*.png;*.oct;*.bmp'},'Select file to open');</text:span><text:line-break/><text:soft-page-break/><text:span text:style-name="T5">image=[filepath,filename];</text:span><text:line-break/><text:span text:style-name="T5">I=imread(image);</text:span><text:line-break/><text:span text:style-name="T5">imagesc(app.UIAxes,I);</text:span><text:line-break/><text:span text:style-name="T5">end</text:span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5T13:12:25.503000000</meta:creation-date>
    <dc:date>2025-07-25T13:16:04.245000000</dc:date>
    <meta:editing-duration>PT3M38S</meta:editing-duration>
    <meta:editing-cycles>1</meta:editing-cycles>
    <meta:document-statistic meta:table-count="0" meta:image-count="0" meta:object-count="0" meta:page-count="2" meta:paragraph-count="42" meta:word-count="203" meta:character-count="1471" meta:non-whitespace-character-count="1309"/>
    <meta:generator>LibreOffice/7.2.5.2$Windows_X86_64 LibreOffice_project/499f9727c189e6ef3471021d6132d4c694f357e5</meta:generator>
  </office:meta>
</office:document-meta>
</file>